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40000030078F7B1E19425DC8D.png" manifest:media-type="image/png"/>
  <manifest:file-entry manifest:full-path="Pictures/10000001000005560000030055AF5C6213942056.png" manifest:media-type="image/png"/>
  <manifest:file-entry manifest:full-path="Pictures/1000000100000556000002EA07BFAAAB474D5299.png" manifest:media-type="image/png"/>
  <manifest:file-entry manifest:full-path="Pictures/10000001000005560000030025AE01E84D138BF6.png" manifest:media-type="image/png"/>
  <manifest:file-entry manifest:full-path="Pictures/1000000100000556000001F00F95B20FAB18A820.png" manifest:media-type="image/png"/>
  <manifest:file-entry manifest:full-path="Pictures/1000000100000556000001DC03663D990E946DC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24bfa4" officeooo:paragraph-rsid="0024bfa4"/>
    </style:style>
    <style:style style:name="P3" style:family="paragraph" style:parent-style-name="Standard">
      <style:paragraph-properties fo:break-before="page"/>
      <style:text-properties officeooo:rsid="0024bfa4" officeooo:paragraph-rsid="0024bfa4"/>
    </style:style>
    <style:style style:name="P4" style:family="paragraph" style:parent-style-name="Standard">
      <style:text-properties officeooo:rsid="002db6ef" officeooo:paragraph-rsid="002db6ef"/>
    </style:style>
    <style:style style:name="P5" style:family="paragraph" style:parent-style-name="Standard">
      <style:paragraph-properties fo:break-before="page"/>
      <style:text-properties officeooo:rsid="002db6ef" officeooo:paragraph-rsid="002db6ef"/>
    </style:style>
    <style:style style:name="P6" style:family="paragraph" style:parent-style-name="Standard">
      <style:text-properties officeooo:rsid="0032c66e" officeooo:paragraph-rsid="0032c66e"/>
    </style:style>
    <style:style style:name="P7" style:family="paragraph" style:parent-style-name="Standard">
      <style:text-properties officeooo:rsid="0032c66e" officeooo:paragraph-rsid="0032c6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https://github.com/profjosemanuel/cicd_josemanuel_2</text:p>
      <text:p text:style-name="Standard"/>
      <text:p text:style-name="P1"/>
      <text:p text:style-name="Standard"/>
      <text:p text:style-name="P2">creación del bucket s3 para las pruebas</text:p>
      <text:p text:style-name="P2"/>
      <text:p text:style-name="P2"><draw:frame draw:style-name="fr1" draw:name="Imagen15" text:anchor-type="char" svg:width="25.7cm" svg:height="8.955cm" draw:z-index="1"><draw:image xlink:href="Pictures/1000000100000556000001DC03663D990E946D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><draw:frame draw:style-name="fr2" draw:name="Imagen16" text:anchor-type="char" svg:x="0.265cm" svg:y="0.353cm" svg:width="25.7cm" svg:height="9.331cm" draw:z-index="0"><draw:image xlink:href="Pictures/1000000100000556000001F00F95B20FAB18A82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Standard"/>
      <text:p text:style-name="Standard"/>
      <text:p text:style-name="P4">clonamos el repositorio cicd</text:p>
      <text:p text:style-name="P4"/>
      <text:p text:style-name="P4"><draw:frame draw:style-name="fr1" draw:name="Imagen1" text:anchor-type="char" svg:width="25.7cm" svg:height="12.901cm" draw:z-index="2"><draw:image xlink:href="Pictures/10000001000005560000030025AE01E84D138BF6.png" xlink:type="simple" xlink:show="embed" xlink:actuate="onLoad" draw:mime-type="image/png"/></draw:frame></text:p>
      <text:p text:style-name="P4"/>
      <text:p text:style-name="P5"/>
      <text:p text:style-name="P4"><draw:frame draw:style-name="fr1" draw:name="Imagen2" text:anchor-type="char" svg:width="25.7cm" svg:height="14.034cm" draw:z-index="3"><draw:image xlink:href="Pictures/1000000100000556000002EA07BFAAAB474D5299.png" xlink:type="simple" xlink:show="embed" xlink:actuate="onLoad" draw:mime-type="image/png"/></draw:frame></text:p>
      <text:p text:style-name="P4"/>
      <text:p text:style-name="P4"/>
      <text:p text:style-name="P5"/>
      <text:p text:style-name="P4"/>
      <text:p text:style-name="P6">configurar los secretos</text:p>
      <text:p text:style-name="P6"/>
      <text:p text:style-name="P6"><draw:frame draw:style-name="fr1" draw:name="Imagen3" text:anchor-type="char" svg:width="25.7cm" svg:height="13.33cm" draw:z-index="4"><draw:image xlink:href="Pictures/10000001000005560000030055AF5C6213942056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><draw:frame draw:style-name="fr1" draw:name="Imagen4" text:anchor-type="char" svg:width="25.7cm" svg:height="14.642cm" draw:z-index="5"><draw:image xlink:href="Pictures/10000001000005440000030078F7B1E19425DC8D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4:26:20.864368603</meta:creation-date>
    <dc:date>2025-06-25T11:07:58.775339078</dc:date>
    <meta:editing-duration>PT2H27M17S</meta:editing-duration>
    <meta:editing-cycles>33</meta:editing-cycles>
    <meta:generator>LibreOffice/7.4.7.2$Linux_X86_64 LibreOffice_project/40$Build-2</meta:generator>
    <meta:document-statistic meta:table-count="0" meta:image-count="6" meta:object-count="0" meta:page-count="8" meta:paragraph-count="4" meta:word-count="15" meta:character-count="141" meta:non-whitespace-character-count="130"/>
  </office:meta>
</office:document-meta>
</file>